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25in"/>
    </style:style>
    <style:style style:name="Таблица1.C" style:family="table-column">
      <style:table-column-properties style:column-width="0.6875in"/>
    </style:style>
    <style:style style:name="Таблица1.D" style:family="table-column">
      <style:table-column-properties style:column-width="4.0104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1.3389in" style:rel-column-width="13107*"/>
    </style:style>
    <style:style style:name="Таблица2.C" style:family="table-column">
      <style:table-column-properties style:column-width="1.3382in" style:rel-column-width="13106*"/>
    </style:style>
    <style:style style:name="Таблица2.D" style:family="table-column">
      <style:table-column-properties style:column-width="1.3389in" style:rel-column-width="13108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af27" officeooo:paragraph-rsid="0021af27"/>
    </style:style>
    <style:style style:name="P2" style:family="paragraph" style:parent-style-name="Standard">
      <style:text-properties officeooo:rsid="00251641" officeooo:paragraph-rsid="00251641"/>
    </style:style>
    <style:style style:name="P3" style:family="paragraph" style:parent-style-name="Standard">
      <style:text-properties officeooo:rsid="00258cd8" officeooo:paragraph-rsid="00258cd8"/>
    </style:style>
    <style:style style:name="P4" style:family="paragraph" style:parent-style-name="Standard">
      <style:text-properties officeooo:rsid="00282b0a" officeooo:paragraph-rsid="00282b0a"/>
    </style:style>
    <style:style style:name="P5" style:family="paragraph" style:parent-style-name="Standard">
      <style:text-properties officeooo:rsid="0028e25e" officeooo:paragraph-rsid="0028e25e"/>
    </style:style>
    <style:style style:name="P6" style:family="paragraph" style:parent-style-name="Standard">
      <style:text-properties officeooo:rsid="0029095c" officeooo:paragraph-rsid="0029095c"/>
    </style:style>
    <style:style style:name="P7" style:family="paragraph" style:parent-style-name="Standard">
      <style:text-properties officeooo:rsid="0029154c" officeooo:paragraph-rsid="0029154c"/>
    </style:style>
    <style:style style:name="P8" style:family="paragraph" style:parent-style-name="Standard">
      <style:text-properties officeooo:rsid="00291e46" officeooo:paragraph-rsid="00291e46"/>
    </style:style>
    <style:style style:name="P9" style:family="paragraph" style:parent-style-name="Standard">
      <style:text-properties officeooo:rsid="00291e46" officeooo:paragraph-rsid="002c08a4"/>
    </style:style>
    <style:style style:name="P10" style:family="paragraph" style:parent-style-name="Standard">
      <style:text-properties officeooo:rsid="002b5fe2" officeooo:paragraph-rsid="002b5fe2"/>
    </style:style>
    <style:style style:name="P11" style:family="paragraph" style:parent-style-name="Standard">
      <style:text-properties officeooo:rsid="002d6006" officeooo:paragraph-rsid="002d6006"/>
    </style:style>
    <style:style style:name="P12" style:family="paragraph" style:parent-style-name="Standard">
      <style:text-properties officeooo:rsid="002ebf84" officeooo:paragraph-rsid="002ebf84"/>
    </style:style>
    <style:style style:name="P13" style:family="paragraph" style:parent-style-name="Standard">
      <style:text-properties officeooo:rsid="002f21a0" officeooo:paragraph-rsid="002f21a0"/>
    </style:style>
    <style:style style:name="P14" style:family="paragraph" style:parent-style-name="Text_20_body">
      <style:text-properties officeooo:rsid="002f8e06" officeooo:paragraph-rsid="002fc98a"/>
    </style:style>
    <style:style style:name="P15" style:family="paragraph" style:parent-style-name="Text_20_body">
      <style:text-properties officeooo:rsid="0030e504" officeooo:paragraph-rsid="0030e504"/>
    </style:style>
    <style:style style:name="P16" style:family="paragraph" style:parent-style-name="Text_20_body">
      <style:text-properties officeooo:rsid="00358b14" officeooo:paragraph-rsid="00358b14"/>
    </style:style>
    <style:style style:name="P17" style:family="paragraph" style:parent-style-name="Text_20_body">
      <style:text-properties officeooo:rsid="00371c2f" officeooo:paragraph-rsid="00371c2f"/>
    </style:style>
    <style:style style:name="P18" style:family="paragraph" style:parent-style-name="Text_20_body">
      <style:text-properties officeooo:rsid="0038a3bf" officeooo:paragraph-rsid="0038a3bf"/>
    </style:style>
    <style:style style:name="P19" style:family="paragraph" style:parent-style-name="Table_20_Contents">
      <style:text-properties officeooo:rsid="0021f725" officeooo:paragraph-rsid="0021f725"/>
    </style:style>
    <style:style style:name="P20" style:family="paragraph" style:parent-style-name="Table_20_Contents">
      <style:text-properties officeooo:rsid="00236fb6" officeooo:paragraph-rsid="00236fb6"/>
    </style:style>
    <style:style style:name="P21" style:family="paragraph" style:parent-style-name="Table_20_Contents">
      <style:text-properties officeooo:rsid="00251641" officeooo:paragraph-rsid="00251641"/>
    </style:style>
    <style:style style:name="P22" style:family="paragraph" style:parent-style-name="Table_20_Contents">
      <style:text-properties officeooo:rsid="00258cd8" officeooo:paragraph-rsid="00258cd8"/>
    </style:style>
    <style:style style:name="P23" style:family="paragraph" style:parent-style-name="Table_20_Contents">
      <style:text-properties officeooo:rsid="002b5fe2" officeooo:paragraph-rsid="002b5fe2"/>
    </style:style>
    <style:style style:name="P24" style:family="paragraph" style:parent-style-name="Table_20_Contents">
      <style:text-properties fo:font-weight="bold" officeooo:rsid="002b5fe2" officeooo:paragraph-rsid="002b5fe2" style:font-weight-asian="bold" style:font-weight-complex="bold"/>
    </style:style>
    <style:style style:name="P25" style:family="paragraph" style:parent-style-name="Table_20_Contents">
      <style:text-properties fo:font-weight="bold" officeooo:rsid="002c08a4" officeooo:paragraph-rsid="002c08a4" style:font-weight-asian="bold" style:font-weight-complex="bold"/>
    </style:style>
    <style:style style:name="P26" style:family="paragraph" style:parent-style-name="Table_20_Contents">
      <style:text-properties fo:font-weight="bold" officeooo:rsid="002f21a0" officeooo:paragraph-rsid="002f21a0" style:font-weight-asian="bold" style:font-weight-complex="bold"/>
    </style:style>
    <style:style style:name="P27" style:family="paragraph" style:parent-style-name="Table_20_Contents">
      <style:text-properties officeooo:rsid="002c08a4" officeooo:paragraph-rsid="002c08a4"/>
    </style:style>
    <style:style style:name="P28" style:family="paragraph" style:parent-style-name="Table_20_Contents">
      <style:text-properties officeooo:rsid="002d6006" officeooo:paragraph-rsid="002d6006"/>
    </style:style>
    <style:style style:name="P29" style:family="paragraph" style:parent-style-name="Table_20_Contents">
      <style:text-properties officeooo:rsid="002ebf84" officeooo:paragraph-rsid="002ebf84"/>
    </style:style>
    <style:style style:name="P30" style:family="paragraph" style:parent-style-name="Table_20_Contents">
      <style:text-properties officeooo:rsid="002ebf84" officeooo:paragraph-rsid="002f8e06"/>
    </style:style>
    <style:style style:name="P31" style:family="paragraph" style:parent-style-name="Table_20_Contents">
      <style:text-properties officeooo:rsid="002f21a0" officeooo:paragraph-rsid="002f21a0"/>
    </style:style>
    <style:style style:name="P32" style:family="paragraph" style:parent-style-name="Table_20_Contents">
      <style:text-properties fo:font-weight="normal" officeooo:rsid="002f21a0" officeooo:paragraph-rsid="002f8e06" style:font-weight-asian="normal" style:font-weight-complex="normal"/>
    </style:style>
    <style:style style:name="P33" style:family="paragraph" style:parent-style-name="Table_20_Contents">
      <style:text-properties officeooo:rsid="002fc98a" officeooo:paragraph-rsid="002fc98a"/>
    </style:style>
    <style:style style:name="P34" style:family="paragraph" style:parent-style-name="Standard" style:list-style-name="L1">
      <style:text-properties officeooo:rsid="0021af27" officeooo:paragraph-rsid="0021af27"/>
    </style:style>
    <style:style style:name="P35" style:family="paragraph" style:parent-style-name="Standard" style:list-style-name="L1">
      <style:text-properties officeooo:rsid="001dee16" officeooo:paragraph-rsid="001dee16"/>
    </style:style>
    <style:style style:name="P36" style:family="paragraph" style:parent-style-name="Standard" style:list-style-name="L1">
      <style:text-properties officeooo:rsid="001f9b38" officeooo:paragraph-rsid="001f9b38"/>
    </style:style>
    <style:style style:name="P37" style:family="paragraph" style:parent-style-name="Standard" style:list-style-name="L1">
      <style:text-properties officeooo:rsid="00206fa0" officeooo:paragraph-rsid="00206fa0"/>
    </style:style>
    <style:style style:name="P38" style:family="paragraph" style:parent-style-name="Standard" style:list-style-name="L1">
      <style:text-properties officeooo:rsid="00236fb6" officeooo:paragraph-rsid="00236fb6"/>
    </style:style>
    <style:style style:name="P39" style:family="paragraph" style:parent-style-name="Text_20_body" style:list-style-name="L2">
      <style:text-properties officeooo:rsid="002fc98a" officeooo:paragraph-rsid="002fc98a"/>
    </style:style>
    <style:style style:name="P40" style:family="paragraph" style:parent-style-name="Text_20_body" style:list-style-name="L3">
      <style:text-properties officeooo:rsid="002fc98a" officeooo:paragraph-rsid="002fc98a"/>
    </style:style>
    <style:style style:name="P41" style:family="paragraph" style:parent-style-name="Text_20_body" style:list-style-name="L2">
      <style:text-properties officeooo:rsid="00328ec6" officeooo:paragraph-rsid="00328ec6"/>
    </style:style>
    <style:style style:name="P42" style:family="paragraph" style:parent-style-name="Text_20_body" style:list-style-name="L2">
      <style:text-properties officeooo:rsid="0030e504" officeooo:paragraph-rsid="0030e504"/>
    </style:style>
    <style:style style:name="P43" style:family="paragraph" style:parent-style-name="Text_20_body" style:list-style-name="L3">
      <style:text-properties officeooo:rsid="0030e504" officeooo:paragraph-rsid="0030e504"/>
    </style:style>
    <style:style style:name="P44" style:family="paragraph" style:parent-style-name="Text_20_body" style:list-style-name="L2">
      <style:text-properties officeooo:rsid="00358b14" officeooo:paragraph-rsid="00358b14"/>
    </style:style>
    <style:style style:name="P45" style:family="paragraph" style:parent-style-name="Text_20_body">
      <style:text-properties officeooo:rsid="00358b14" officeooo:paragraph-rsid="00358b14"/>
    </style:style>
    <style:style style:name="P46" style:family="paragraph" style:parent-style-name="Text_20_body">
      <style:text-properties officeooo:rsid="003212d1" officeooo:paragraph-rsid="003212d1"/>
    </style:style>
    <style:style style:name="P47" style:family="paragraph" style:parent-style-name="Text_20_body">
      <style:text-properties officeooo:rsid="0038a3bf" officeooo:paragraph-rsid="0038a3bf"/>
    </style:style>
    <style:style style:name="P48" style:family="paragraph" style:parent-style-name="Text_20_body">
      <style:text-properties officeooo:rsid="00371c2f" officeooo:paragraph-rsid="00371c2f"/>
    </style:style>
    <style:style style:name="P49" style:family="paragraph" style:parent-style-name="Text_20_body">
      <style:text-properties officeooo:rsid="003adea7" officeooo:paragraph-rsid="003adea7"/>
    </style:style>
    <style:style style:name="P50" style:family="paragraph" style:parent-style-name="Text_20_body">
      <style:text-properties officeooo:rsid="003d28b3" officeooo:paragraph-rsid="003d28b3"/>
    </style:style>
    <style:style style:name="P51" style:family="paragraph" style:parent-style-name="Text_20_body" style:list-style-name="L2">
      <style:text-properties officeooo:rsid="003d28b3" officeooo:paragraph-rsid="003d28b3"/>
    </style:style>
    <style:style style:name="P52" style:family="paragraph" style:parent-style-name="Text_20_body">
      <style:text-properties officeooo:rsid="0040a08d" officeooo:paragraph-rsid="0040a08d"/>
    </style:style>
    <style:style style:name="P53" style:family="paragraph" style:parent-style-name="Table_20_Contents">
      <style:text-properties officeooo:rsid="002b5fe2" officeooo:paragraph-rsid="002b5fe2"/>
    </style:style>
    <style:style style:name="P54" style:family="paragraph" style:parent-style-name="Table_20_Contents">
      <style:text-properties officeooo:rsid="003adea7" officeooo:paragraph-rsid="003adea7"/>
    </style:style>
    <style:style style:name="T1" style:family="text">
      <style:text-properties officeooo:rsid="001f9b38"/>
    </style:style>
    <style:style style:name="T2" style:family="text">
      <style:text-properties officeooo:rsid="0021f725"/>
    </style:style>
    <style:style style:name="T3" style:family="text">
      <style:text-properties officeooo:rsid="00236fb6"/>
    </style:style>
    <style:style style:name="T4" style:family="text">
      <style:text-properties officeooo:rsid="00258cd8"/>
    </style:style>
    <style:style style:name="T5" style:family="text">
      <style:text-properties officeooo:rsid="002727af"/>
    </style:style>
    <style:style style:name="T6" style:family="text">
      <style:text-properties officeooo:rsid="0028e25e"/>
    </style:style>
    <style:style style:name="T7" style:family="text">
      <style:text-properties officeooo:rsid="00291e46"/>
    </style:style>
    <style:style style:name="T8" style:family="text">
      <style:text-properties officeooo:rsid="002b1217"/>
    </style:style>
    <style:style style:name="T9" style:family="text">
      <style:text-properties officeooo:rsid="002b5fe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c08a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f8e06" style:font-weight-asian="normal" style:font-weight-complex="normal"/>
    </style:style>
    <style:style style:name="T14" style:family="text">
      <style:text-properties officeooo:rsid="002d6006"/>
    </style:style>
    <style:style style:name="T15" style:family="text">
      <style:text-properties officeooo:rsid="002ebf84"/>
    </style:style>
    <style:style style:name="T16" style:family="text">
      <style:text-properties officeooo:rsid="002f21a0"/>
    </style:style>
    <style:style style:name="T17" style:family="text">
      <style:text-properties officeooo:rsid="002f8e06"/>
    </style:style>
    <style:style style:name="T18" style:family="text">
      <style:text-properties officeooo:rsid="002fc98a"/>
    </style:style>
    <style:style style:name="T19" style:family="text">
      <style:text-properties officeooo:rsid="0031f590"/>
    </style:style>
    <style:style style:name="T20" style:family="text">
      <style:text-properties officeooo:rsid="003212d1"/>
    </style:style>
    <style:style style:name="T21" style:family="text">
      <style:text-properties officeooo:rsid="00328ec6"/>
    </style:style>
    <style:style style:name="T22" style:family="text">
      <style:text-properties officeooo:rsid="00333bda"/>
    </style:style>
    <style:style style:name="T23" style:family="text">
      <style:text-properties officeooo:rsid="00371c2f"/>
    </style:style>
    <style:style style:name="T24" style:family="text">
      <style:text-properties officeooo:rsid="0038a3bf"/>
    </style:style>
    <style:style style:name="T25" style:family="text">
      <style:text-properties officeooo:rsid="003adea7"/>
    </style:style>
    <style:style style:name="T26" style:family="text">
      <style:text-properties officeooo:rsid="003d28b3"/>
    </style:style>
    <style:style style:name="T27" style:family="text">
      <style:text-properties officeooo:rsid="003f0381"/>
    </style:style>
    <style:style style:name="T28" style:family="text">
      <style:text-properties style:text-line-through-style="solid" style:text-line-through-type="sing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ценарий использования.</text:h>
      <text:list xml:id="list4258816590074774067" text:style-name="L1">
        <text:list-item>
          <text:p text:style-name="P34">До конца игры никто не трогает «монитор»</text:p>
        </text:list-item>
        <text:list-item>
          <text:p text:style-name="P35">На «мониторе» открывается начальная страница, показывающая QR-код для устройств с камерой и номер для остальных — <text:span text:style-name="T1">ID игры</text:span></text:p>
        </text:list-item>
        <text:list-item>
          <text:p text:style-name="P35">Игроки вводят номер с экрана или переходят по ссылке, закодированной в QR-коде.</text:p>
        </text:list-item>
        <text:list-item>
          <text:p text:style-name="P36">Тем или иным способом, игроки переходят на URL с ID игры</text:p>
        </text:list-item>
        <text:list-item>
          <text:p text:style-name="P37">Игроки вводят свои имена</text:p>
        </text:list-item>
        <text:list-item>
          <text:p text:style-name="P38">Первый зарегистрировавшийся получает кнопку «начать игру».</text:p>
        </text:list-item>
        <text:list-item>
          <text:p text:style-name="P38">Когда посчитает нужным, пусть начинает.</text:p>
        </text:list-item>
        <text:list-item>
          <text:p text:style-name="P36">На сервере инициализируется игра - перемешиваются обе колоды</text:p>
        </text:list-item>
        <text:list-item>
          <text:p text:style-name="P37">Очередность Карточного царства определяется по очередности входа игроков</text:p>
        </text:list-item>
        <text:list-item>
          <text:p text:style-name="P37">Пока не закончатся карты:</text:p>
          <text:list>
            <text:list-item>
              <text:p text:style-name="P37">Игроки получают карты, чтобы их было 10 у каждого</text:p>
            </text:list-item>
            <text:list-item>
              <text:p text:style-name="P37">Каждый игрок видит свои белые карты</text:p>
            </text:list-item>
            <text:list-item>
              <text:p text:style-name="P37">На «мониторе» показывается карта из «черной колоды»</text:p>
            </text:list-item>
            <text:list-item>
              <text:p text:style-name="P37">Игроки выбирают ответы</text:p>
            </text:list-item>
            <text:list-item>
              <text:p text:style-name="P37">Карточный царь видит варианты всех игроков по очереди, читает их <text:s/>с выражением</text:p>
            </text:list-item>
            <text:list-item>
              <text:p text:style-name="P37">Видит все варианты сразу (их же можно показать на мониторе), выбирает самый смешной</text:p>
            </text:list-item>
            <text:list-item>
              <text:p text:style-name="P37">Монитор показывает имя <text:span text:style-name="T5">победителя раунда</text:span></text:p>
            </text:list-item>
            <text:list-item>
              <text:p text:style-name="P34">По сигналу Карточного царя начинается следующий ход, Карточным Царем назначается следующий игрок.</text:p>
            </text:list-item>
          </text:list>
        </text:list-item>
        <text:list-item>
          <text:p text:style-name="P34">Монитор показывает результаты игры</text:p>
        </text:list-item>
      </text:list>
      <text:h text:style-name="Heading_20_2" text:outline-level="2">Клиенты для:</text:h>
      <text:p text:style-name="P1">Монитора</text:p>
      <text:p text:style-name="P1">Игрока <text:span text:style-name="T2">(в том числе Царя)</text:span></text:p>
      <text:p text:style-name="P1"/>
      <text:h text:style-name="Heading_20_2" text:outline-level="2">API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9">Метод</text:p>
          </table:table-cell>
          <table:table-cell table:style-name="Таблица1.A1" office:value-type="string">
            <text:p text:style-name="P19">Адрес</text:p>
          </table:table-cell>
          <table:table-cell table:style-name="Таблица1.A1" office:value-type="string">
            <text:p text:style-name="P19">Клиент</text:p>
          </table:table-cell>
          <table:table-cell table:style-name="Таблица1.D1" office:value-type="string">
            <text:p text:style-name="P19">Описание</text:p>
          </table:table-cell>
        </table:table-row>
        <table:table-row>
          <table:table-cell table:style-name="Таблица1.A2" office:value-type="string">
            <text:p text:style-name="P22">Post</text:p>
          </table:table-cell>
          <table:table-cell table:style-name="Таблица1.A2" office:value-type="string">
            <text:p text:style-name="Table_20_Contents">/<text:span text:style-name="T3">api/game</text:span></text:p>
          </table:table-cell>
          <table:table-cell table:style-name="Таблица1.A2" office:value-type="string">
            <text:p text:style-name="P20">М</text:p>
          </table:table-cell>
          <table:table-cell table:style-name="Таблица1.D2" office:value-type="string">
            <text:p text:style-name="P21">Создает игру и возвращает её Id</text:p>
          </table:table-cell>
        </table:table-row>
        <table:table-row>
          <table:table-cell table:style-name="Таблица1.A2" office:value-type="string">
            <text:p text:style-name="P20">Post</text:p>
          </table:table-cell>
          <table:table-cell table:style-name="Таблица1.A2" office:value-type="string">
            <text:p text:style-name="Table_20_Contents">/<text:span text:style-name="T3">api/player</text:span></text:p>
          </table:table-cell>
          <table:table-cell table:style-name="Таблица1.A2" office:value-type="string">
            <text:p text:style-name="P20">И</text:p>
          </table:table-cell>
          <table:table-cell table:style-name="Таблица1.D2" office:value-type="string">
            <text:p text:style-name="P20">Создает в текущей игре игрока, задает его имя. Id игры получать из URL</text:p>
          </table:table-cell>
        </table:table-row>
        <table:table-row>
          <table:table-cell table:style-name="Таблица1.A2" office:value-type="string">
            <text:p text:style-name="P20">Post</text:p>
          </table:table-cell>
          <table:table-cell table:style-name="Таблица1.A2" office:value-type="string">
            <text:p text:style-name="Table_20_Contents">/<text:span text:style-name="T3">api/turn</text:span></text:p>
          </table:table-cell>
          <table:table-cell table:style-name="Таблица1.A2" office:value-type="string">
            <text:p text:style-name="P20">Ц</text:p>
          </table:table-cell>
          <table:table-cell table:style-name="Таблица1.D2" office:value-type="string">
            <text:p text:style-name="P20">Заставляет сервер начать следующий ход (возможно, первый)</text:p>
          </table:table-cell>
        </table:table-row>
        <table:table-row>
          <table:table-cell table:style-name="Таблица1.A2" office:value-type="string">
            <text:p text:style-name="P19">Get</text:p>
          </table:table-cell>
          <table:table-cell table:style-name="Таблица1.A2" office:value-type="string">
            <text:p text:style-name="Table_20_Contents">/<text:span text:style-name="T2">api/turn</text:span></text:p>
          </table:table-cell>
          <table:table-cell table:style-name="Таблица1.A2" office:value-type="string">
            <text:p text:style-name="P19">И</text:p>
          </table:table-cell>
          <table:table-cell table:style-name="Таблица1.D2" office:value-type="string">
            <text:p text:style-name="P19">Возвращает обновленные карты игрока либо весть, что игрок назначен царем.</text:p>
          </table:table-cell>
        </table:table-row>
        <table:table-row>
          <table:table-cell table:style-name="Таблица1.A2" office:value-type="string">
            <text:p text:style-name="P19">Get</text:p>
          </table:table-cell>
          <table:table-cell table:style-name="Таблица1.A2" office:value-type="string">
            <text:p text:style-name="Table_20_Contents">/<text:span text:style-name="T2">api/black</text:span></text:p>
          </table:table-cell>
          <table:table-cell table:style-name="Таблица1.A2" office:value-type="string">
            <text:p text:style-name="P19">М</text:p>
          </table:table-cell>
          <table:table-cell table:style-name="Таблица1.D2" office:value-type="string">
            <text:p text:style-name="P23">Возвращает вынутую на данном ходе черную карту</text:p>
          </table:table-cell>
        </table:table-row>
        <table:table-row>
          <table:table-cell table:style-name="Таблица1.A2" office:value-type="string">
            <text:p text:style-name="P19">Post</text:p>
          </table:table-cell>
          <table:table-cell table:style-name="Таблица1.A2" office:value-type="string">
            <text:p text:style-name="Table_20_Contents">/<text:span text:style-name="T2">api/submission</text:span></text:p>
          </table:table-cell>
          <table:table-cell table:style-name="Таблица1.A2" office:value-type="string">
            <text:p text:style-name="P19">И</text:p>
          </table:table-cell>
          <table:table-cell table:style-name="Таблица1.D2" office:value-type="string">
            <text:p text:style-name="P19">Получает карты, выбранные игроком и (на сервере выставляет их на царский суд)</text:p>
          </table:table-cell>
        </table:table-row>
        <table:table-row>
          <table:table-cell table:style-name="Таблица1.A2" office:value-type="string">
            <text:p text:style-name="P19">Get</text:p>
          </table:table-cell>
          <table:table-cell table:style-name="Таблица1.A2" office:value-type="string">
            <text:p text:style-name="Table_20_Contents">/<text:span text:style-name="T2">api/submission</text:span></text:p>
          </table:table-cell>
          <table:table-cell table:style-name="Таблица1.A2" office:value-type="string">
            <text:p text:style-name="P19">Ц</text:p>
          </table:table-cell>
          <table:table-cell table:style-name="Таблица1.D2" office:value-type="string">
            <text:p text:style-name="P19">Получает варианты шуток игроков.</text:p>
          </table:table-cell>
        </table:table-row>
        <text:soft-page-break/>
        <table:table-row>
          <table:table-cell table:style-name="Таблица1.A2" office:value-type="string">
            <text:p text:style-name="P19">Post</text:p>
          </table:table-cell>
          <table:table-cell table:style-name="Таблица1.A2" office:value-type="string">
            <text:p text:style-name="Table_20_Contents">/<text:span text:style-name="T2">api/resolution</text:span></text:p>
          </table:table-cell>
          <table:table-cell table:style-name="Таблица1.A2" office:value-type="string">
            <text:p text:style-name="P19">Ц</text:p>
          </table:table-cell>
          <table:table-cell table:style-name="Таблица1.D2" office:value-type="string">
            <text:p text:style-name="P20">Учитывает результаты царского суда</text:p>
          </table:table-cell>
        </table:table-row>
        <table:table-row>
          <table:table-cell table:style-name="Таблица1.A2" office:value-type="string">
            <text:p text:style-name="P22">Get </text:p>
          </table:table-cell>
          <table:table-cell table:style-name="Таблица1.A2" office:value-type="string">
            <text:p text:style-name="Table_20_Contents">/<text:span text:style-name="T4">api/resolution</text:span></text:p>
          </table:table-cell>
          <table:table-cell table:style-name="Таблица1.A2" office:value-type="string">
            <text:p text:style-name="P22">М</text:p>
          </table:table-cell>
          <table:table-cell table:style-name="Таблица1.D2" office:value-type="string">
            <text:p text:style-name="P22">Показывает результаты царского суда, результаты игроков <text:span text:style-name="T7">и следующего царя</text:span></text:p>
          </table:table-cell>
        </table:table-row>
      </table:table>
      <text:p text:style-name="P1"/>
      <text:p text:style-name="P10">Определенные запросы нужно делать «long polling»:</text:p>
      <text:p text:style-name="P2"><text:span text:style-name="T9">Для монитора -</text:span> <text:span text:style-name="T4">get /api/black, get /api/submission и get /api/resolution</text:span></text:p>
      <text:p text:style-name="P3"><text:span text:style-name="T9">Для игрока</text:span> — get /api/turn, и get /api/submission если он царь</text:p>
      <text:p text:style-name="P3"/>
      <text:p text:style-name="P4">Каждый запрос (где это возможно) должен содержать id игрока (можно также id игры). Можно, чтобы ID игрока включал в себя ID игры.</text:p>
      <text:p text:style-name="P4"/>
      <text:p text:style-name="P4">На сервере (в памяти, можно без БД) хранится состояние всех текущих игр в структуре типа HashMap.</text:p>
      <text:p text:style-name="P4"/>
      <text:h text:style-name="Heading_20_3" text:outline-level="3">Состояние игры:</text:h>
      <text:p text:style-name="P7">ID</text:p>
      <text:p text:style-name="P5">Этап — ожидание игроков, начало <text:span text:style-name="T7">раунда</text:span>, царский суд, ожидание следующего <text:span text:style-name="T7">раунда</text:span>, конец игры (enum)</text:p>
      <text:p text:style-name="P5">Номер хода</text:p>
      <text:p text:style-name="P5">Ссылка на текущего царя</text:p>
      <text:p text:style-name="P5">Время создания игры, чтобы выбросить ее через какое-то время, в зависимости от этапа</text:p>
      <text:p text:style-name="P4">Колоды карт, черных и белых, <text:span text:style-name="T6">структура типа LinkedList</text:span></text:p>
      <text:p text:style-name="P5">Выбранная черная карта (на этапах кроме «ожидание игроков» и «конец игры»</text:p>
      <text:p text:style-name="P5">Состояние игроков (тоже в HashMap по ID)</text:p>
      <text:p text:style-name="P5"/>
      <text:h text:style-name="Heading_20_3" text:outline-level="3">Состояние игрока:</text:h>
      <text:p text:style-name="P5">ID</text:p>
      <text:p text:style-name="P5">Имя</text:p>
      <text:p text:style-name="P5">Белые карты на руках</text:p>
      <text:p text:style-name="P5">Счёт</text:p>
      <text:p text:style-name="P6">Отправленные на царский суд карты</text:p>
      <text:p text:style-name="P6"/>
      <text:p text:style-name="P7">Черные карты:</text:p>
      <text:p text:style-name="P7">Текст задания</text:p>
      <text:p text:style-name="P7">Список нужных падежей</text:p>
      <text:p text:style-name="P7"/>
      <text:p text:style-name="P7">Белые карты:</text:p>
      <text:p text:style-name="P7">HashMap текстов ответов по падежам</text:p>
      <text:p text:style-name="P7"/>
      <text:h text:style-name="Heading_20_2" text:outline-level="2">Этапы игры</text:h>
      <text:p text:style-name="P8">Ожидание игроков — разрешен вход игроков. По команде первого вошедшего переходим в «начало хода»</text:p>
      <text:p text:style-name="P8">Начало хода — карты игроков обновлены, задание дано. Когда все присылают свои варианты, переходим к Царскому суду</text:p>
      <text:p text:style-name="P8">Царский суд — царь видит варианты игроков, зачитывает и выбирает лучший. Когда выбирает, переходим к этапу «ожидание следующего хода» (или «конец игры», если какие-то из карт закончились)</text:p>
      <text:p text:style-name="P8"><text:soft-page-break/>Ожидание следующего раунда — монитор показывает варианты игроков, победителя раунда и следующего Царя. <text:span text:style-name="T8">По команде нового Царя переходим к «началу хода»</text:span></text:p>
      <text:p text:style-name="P8">Конец игры — монитор показывает результаты игроков. </text:p>
      <text:p text:style-name="P8"/>
      <text:h text:style-name="Heading_20_2" text:outline-level="2">Данные и действия по состояниям игры и игрока:</text:h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A"/>
        <table:table-header-rows>
          <table:table-row>
            <table:table-cell table:style-name="Таблица2.A1" office:value-type="string">
              <text:p text:style-name="P24">Состояние игры</text:p>
            </table:table-cell>
            <table:table-cell table:style-name="Таблица2.A1" office:value-type="string">
              <text:p text:style-name="P24">Монитор</text:p>
            </table:table-cell>
            <table:table-cell table:style-name="Таблица2.A1" office:value-type="string">
              <text:p text:style-name="P24">Обычный игрок</text:p>
            </table:table-cell>
            <table:table-cell table:style-name="Таблица2.A1" office:value-type="string">
              <text:p text:style-name="P24">Царь</text:p>
            </table:table-cell>
            <table:table-cell table:style-name="Таблица2.E1" office:value-type="string">
              <text:p text:style-name="P25">Переходы на другие состояния</text:p>
            </table:table-cell>
          </table:table-row>
        </table:table-header-rows>
        <table:table-row>
          <table:table-cell table:style-name="Таблица2.A2" office:value-type="string">
            <text:p text:style-name="P23">Не начата</text:p>
          </table:table-cell>
          <table:table-cell table:style-name="Таблица2.A2" office:value-type="string">
            <text:p text:style-name="P23">Предлагает начать игру или ввести имя и код для существующей</text:p>
            <text:p text:style-name="P23"/>
            <text:p text:style-name="P54"><text:span text:style-name="T10">Действия</text:span>: Начать игру</text:p>
            <text:p text:style-name="P23"/>
            <text:p text:style-name="P27"/>
          </table:table-cell>
          <table:table-cell table:style-name="Таблица2.A2" office:value-type="string">
            <text:p text:style-name="P23">То же самое.</text:p>
            <text:p text:style-name="P25">Действия:<text:span text:style-name="T12"> Войти с заданным кодом и именем</text:span></text:p>
          </table:table-cell>
          <table:table-cell table:style-name="Таблица2.A2" office:value-type="string">
            <text:p text:style-name="Text_20_body">Царя вообще на этом этапе нет</text:p>
          </table:table-cell>
          <table:table-cell table:style-name="Таблица2.E2" office:value-type="string">
            <text:p text:style-name="P27">На Ожидание игроков:</text:p>
            <text:p text:style-name="P27"/>
            <text:p text:style-name="P28">Монитор: по кнопке <text:span text:style-name="T15">(в остальных случаях лонгполл)</text:span></text:p>
            <text:p text:style-name="P27"/>
            <text:p text:style-name="P28">Игрок: По кнопке «войти»</text:p>
          </table:table-cell>
        </table:table-row>
        <table:table-row>
          <table:table-cell table:style-name="Таблица2.A2" office:value-type="string">
            <text:p text:style-name="P23">Ожидание игроков <text:span text:style-name="T25">(LOBBY)</text:span></text:p>
          </table:table-cell>
          <table:table-cell table:style-name="Таблица2.A2" office:value-type="string">
            <text:p text:style-name="P23">Отображает QR-код и числовой код для подключения к игре</text:p>
            <text:p text:style-name="P27"><text:span text:style-name="T10">Данные</text:span>: id созданной игры</text:p>
          </table:table-cell>
          <table:table-cell table:style-name="Таблица2.A2" office:value-type="string">
            <text:p text:style-name="P23">Если уже вошел (в том числе по коду) - «Ожидание других игроков»</text:p>
            <text:p text:style-name="P23">Если еще нет — поле для ввода имени</text:p>
            <text:p text:style-name="P23"><text:span text:style-name="T10">Действия</text:span>: <text:span text:style-name="T11">Войти с заданным именем (код из url)</text:span></text:p>
          </table:table-cell>
          <table:table-cell table:style-name="Таблица2.A2" office:value-type="string">
            <text:p text:style-name="P23">Царь уже вошел и существует.</text:p>
            <text:p text:style-name="P27"><text:span text:style-name="T10">Действия</text:span>: начать игру</text:p>
          </table:table-cell>
          <table:table-cell table:style-name="Таблица2.E2" office:value-type="string">
            <text:p text:style-name="P28">На «Начало хода»</text:p>
            <text:p text:style-name="P28"/>
            <text:p text:style-name="P28">У игрока: Лонгполл</text:p>
            <text:p text:style-name="P28"/>
            <text:p text:style-name="P28">У царя: По кнопке</text:p>
          </table:table-cell>
        </table:table-row>
        <table:table-row>
          <table:table-cell table:style-name="Таблица2.A2" office:value-type="string">
            <text:p text:style-name="P9">Начало <text:span text:style-name="T15">раунда (ROUND_START)</text:span></text:p>
          </table:table-cell>
          <table:table-cell table:style-name="Таблица2.A2" office:value-type="string">
            <text:p text:style-name="P27">Отображает вынутую из колоды черную карту</text:p>
            <text:p text:style-name="P27"><text:span text:style-name="T10">Данные</text:span>: <text:span text:style-name="T14">Вынутая из колоды черная карта для отображения :)</text:span></text:p>
          </table:table-cell>
          <table:table-cell table:style-name="Таблица2.A2" office:value-type="string">
            <text:p text:style-name="P28"><text:span text:style-name="T10">Данные</text:span>: карты игрока</text:p>
            <text:p text:style-name="P28"/>
            <text:p text:style-name="P28"><text:span text:style-name="T10">Возможно</text:span>: черная карта,</text:p>
            <text:p text:style-name="P28">список игроков</text:p>
            <text:p text:style-name="P28"/>
            <text:p text:style-name="P28"><text:span text:style-name="T10">Действия</text:span>: выбрать карты для отправки на суд</text:p>
          </table:table-cell>
          <table:table-cell table:style-name="Таблица2.A2" office:value-type="string">
            <text:p text:style-name="P28"><text:span text:style-name="T10">Данные</text:span>:</text:p>
            <text:p text:style-name="P28">список игроков</text:p>
            <text:p text:style-name="P28"/>
            <text:p text:style-name="P28"><text:span text:style-name="T10">Действия</text:span>: Никаких. Царь же</text:p>
          </table:table-cell>
          <table:table-cell table:style-name="Таблица2.E2" office:value-type="string">
            <text:p text:style-name="P28">На «Царский суд»</text:p>
            <text:p text:style-name="P28"/>
            <text:p text:style-name="P28"/>
            <text:p text:style-name="P28">Игрок: <text:span text:style-name="T15">По кнопке отправки</text:span></text:p>
            <text:p text:style-name="P28"/>
            <text:p text:style-name="P28">Царь: Лонгполл</text:p>
            <text:p text:style-name="P28"/>
            <text:p text:style-name="P33">Все по таймауту</text:p>
          </table:table-cell>
        </table:table-row>
        <table:table-row>
          <table:table-cell table:style-name="Таблица2.A2" office:value-type="string">
            <text:p text:style-name="P11">Царский суд <text:span text:style-name="T25">(ROUND_COURT)</text:span></text:p>
          </table:table-cell>
          <table:table-cell table:style-name="Таблица2.A2" office:value-type="string">
            <text:p text:style-name="P29">То же самое, либо надпись «Царский суд». <text:soft-page-break/>Показывать ответы игроков — ни в коем случае</text:p>
          </table:table-cell>
          <table:table-cell table:style-name="Таблица2.A2" office:value-type="string">
            <text:p text:style-name="P29">Какая-нибудь чушь в духе «Ждите <text:soft-page-break/>окончания царского суда»</text:p>
          </table:table-cell>
          <table:table-cell table:style-name="Таблица2.A2" office:value-type="string">
            <text:p text:style-name="P29"><text:span text:style-name="T10">Данные</text:span>:</text:p>
            <text:p text:style-name="P29">Варианты игроков, в <text:soft-page-break/>случайном порядке без имен.</text:p>
            <text:p text:style-name="P29"/>
            <text:p text:style-name="P29"><text:span text:style-name="T10">Действия</text:span>: Выбрать лучшее</text:p>
          </table:table-cell>
          <table:table-cell table:style-name="Таблица2.E2" office:value-type="string">
            <text:p text:style-name="P29">На ожидание следующего раунда <text:span text:style-name="T16">или </text:span><text:soft-page-break/><text:span text:style-name="T16">Конец игры</text:span></text:p>
            <text:p text:style-name="P29"/>
            <text:p text:style-name="P29">Игрок: Лонгполл</text:p>
            <text:p text:style-name="P29"/>
            <text:p text:style-name="P30">Царь: Кно<text:span text:style-name="T12">пка</text:span><text:span text:style-name="T13">. При переходе на конец создается новая игра, с теми же игроками. Игрокам передается id новой игры</text:span></text:p>
          </table:table-cell>
        </table:table-row>
        <table:table-row>
          <table:table-cell table:style-name="Таблица2.A2" office:value-type="string">
            <text:p text:style-name="P12">Ожидание следующего раунда <text:span text:style-name="T25">(ROUND_NEXT)</text:span></text:p>
          </table:table-cell>
          <table:table-cell table:style-name="Таблица2.A2" office:value-type="string">
            <text:p text:style-name="P29"><text:span text:style-name="T10">Даные:</text:span> Варианты игроков с именами, счет, следующий царь, <text:span text:style-name="T26">победитель этого раунда</text:span></text:p>
          </table:table-cell>
          <table:table-cell table:style-name="Таблица2.A2" office:value-type="string">
            <text:p text:style-name="P29"><text:span text:style-name="T10">Данные</text:span>: Список игроков со счетом</text:p>
          </table:table-cell>
          <table:table-cell table:style-name="Таблица2.A2" office:value-type="string">
            <text:p text:style-name="P29">Уже следующий царь!</text:p>
            <text:p text:style-name="P29"/>
            <text:p text:style-name="P29"><text:span text:style-name="T10">Данные</text:span>: Список игроков и счет</text:p>
            <text:p text:style-name="P29"/>
            <text:p text:style-name="P29"><text:span text:style-name="T10">Действия</text:span>: нача<text:span text:style-name="T16">т</text:span>ь следующий раунд</text:p>
          </table:table-cell>
          <table:table-cell table:style-name="Таблица2.E2" office:value-type="string">
            <text:p text:style-name="P31">На начало раунда</text:p>
            <text:p text:style-name="P31"/>
            <text:p text:style-name="P31">Игрок: Лонгполл</text:p>
            <text:p text:style-name="P31"/>
            <text:p text:style-name="P31">Новый царь: кнопка. </text:p>
          </table:table-cell>
        </table:table-row>
        <table:table-row>
          <table:table-cell table:style-name="Таблица2.A2" office:value-type="string">
            <text:p text:style-name="P13">Конец игры <text:span text:style-name="T25">(OVER)</text:span></text:p>
          </table:table-cell>
          <table:table-cell table:style-name="Таблица2.A2" office:value-type="string">
            <text:p text:style-name="P31"><text:span text:style-name="T10">Данные</text:span>:</text:p>
            <text:p text:style-name="P31">Финальный сче<text:span text:style-name="T17">т</text:span></text:p>
          </table:table-cell>
          <table:table-cell table:style-name="Таблица2.A2" office:value-type="string">
            <text:p text:style-name="P26">Данные:</text:p>
            <text:p text:style-name="P32">Финальный счет</text:p>
          </table:table-cell>
          <table:table-cell table:style-name="Таблица2.A2" office:value-type="string">
            <text:p text:style-name="P31"><text:span text:style-name="T10">Действия</text:span>: <text:span text:style-name="T12">Играть еще раз</text:span></text:p>
          </table:table-cell>
          <table:table-cell table:style-name="Таблица2.E2" office:value-type="string">
            <text:p text:style-name="P31">На Начало раунда:</text:p>
            <text:p text:style-name="P31"/>
            <text:p text:style-name="P31">Игрок:</text:p>
            <text:p text:style-name="P31">Лонгполл</text:p>
            <text:p text:style-name="P31"/>
            <text:p text:style-name="P31">Царь: Кнопка</text:p>
          </table:table-cell>
        </table:table-row>
      </table:table>
      <text:p text:style-name="P10"/>
      <text:h text:style-name="Heading_20_2" text:outline-level="2">Другой вариант API</text:h>
      <text:p text:style-name="P14">Сделать два эндпойнта, через который передавать состояние или его части, для каждого свои. <text:span text:style-name="T21">Возвращать что-то, соответственно, при смене состояний по технологии ЛонгПолл.</text:span> /<text:span text:style-name="T22">monitor?game=1 </text:span>— для монитора, /<text:span text:style-name="T22">player?game=1&amp;id=1</text:span> — для игрок<text:span text:style-name="T22">а 1</text:span>. И слушать их постоянно, независимо от активных действий игрока. <text:span text:style-name="T18">Тогда состояние будет включать</text:span></text:p>
      <text:h text:style-name="Heading_20_3" text:outline-level="3"><text:span text:style-name="T18">Д</text:span>ля монитора:</text:h>
      <text:list xml:id="list6136323404427474708" text:style-name="L2">
        <text:list-item>
          <text:p text:style-name="P39">ID игры</text:p>
        </text:list-item>
        <text:list-item>
          <text:p text:style-name="P39"><text:soft-page-break/>Собственно этап</text:p>
        </text:list-item>
        <text:list-item>
          <text:p text:style-name="P39">Черная карта</text:p>
        </text:list-item>
        <text:list-item>
          <text:p text:style-name="P41"><text:span text:style-name="T28">Сигнал о том, что время истекает </text:span><text:span text:style-name="T27">(Если хот один сдал, таймаут запускается)</text:span></text:p>
        </text:list-item>
        <text:list-item>
          <text:p text:style-name="P39">Игроки:</text:p>
          <text:list>
            <text:list-item>
              <text:p text:style-name="P39">Имена</text:p>
            </text:list-item>
            <text:list-item>
              <text:p text:style-name="P39">Счет</text:p>
            </text:list-item>
            <text:list-item>
              <text:p text:style-name="P39">Варианты ответов</text:p>
            </text:list-item>
            <text:list-item>
              <text:p text:style-name="P42">Сделал ход или нет</text:p>
            </text:list-item>
          </text:list>
        </text:list-item>
        <text:list-item>
          <text:p text:style-name="P44">Царь</text:p>
          <text:list>
            <text:list-item>
              <text:p text:style-name="P51">ID</text:p>
            </text:list-item>
          </text:list>
        </text:list-item>
        <text:list-item>
          <text:p text:style-name="P51">Победитель</text:p>
          <text:list>
            <text:list-item>
              <text:p text:style-name="P51">ID</text:p>
            </text:list-item>
          </text:list>
        </text:list-item>
      </text:list>
      <text:h text:style-name="Heading_20_3" text:outline-level="3">Для игрока:</text:h>
      <text:list xml:id="list4777413158931886528" text:style-name="L3">
        <text:list-item>
          <text:p text:style-name="P40">Этап</text:p>
        </text:list-item>
        <text:list-item>
          <text:p text:style-name="P43">ID игры</text:p>
        </text:list-item>
        <text:list-item>
          <text:p text:style-name="P40">Данные самого игрока:</text:p>
          <text:list>
            <text:list-item>
              <text:p text:style-name="P40">Царь/ Не царь</text:p>
            </text:list-item>
            <text:list-item>
              <text:p text:style-name="P40">ID</text:p>
            </text:list-item>
            <text:list-item>
              <text:p text:style-name="P40">Карты</text:p>
              <text:list>
                <text:list-item>
                  <text:p text:style-name="P43">ID</text:p>
                </text:list-item>
                <text:list-item>
                  <text:p text:style-name="P43">Текст</text:p>
                </text:list-item>
                <text:list-item>
                  <text:p text:style-name="P43">Выбрана для царского суда или нет</text:p>
                </text:list-item>
              </text:list>
            </text:list-item>
          </text:list>
        </text:list-item>
        <text:list-item>
          <text:p text:style-name="P43">Другие игроки:</text:p>
          <text:list>
            <text:list-item>
              <text:p text:style-name="P43">ID</text:p>
            </text:list-item>
            <text:list-item>
              <text:p text:style-name="P43">Варианты ответов</text:p>
            </text:list-item>
          </text:list>
        </text:list-item>
      </text:list>
      <text:p text:style-name="P15"/>
      <text:p text:style-name="P15">А для смены иметь несколько эндпойнтов с методом POST. </text:p>
      <text:p text:style-name="P15">/<text:span text:style-name="T20">creategame</text:span> - <text:span text:style-name="T20">переход к Ожиданию игроков, вызывается монитором. Возвращает ID игры</text:span></text:p>
      <text:p text:style-name="P15"><text:soft-page-break/>/<text:span text:style-name="T21">joingame — регистрация игрока, вызывается игроком. Принимает ID игры и имя игрока, возвращает ID игрока</text:span></text:p>
      <text:p text:style-name="P15">/<text:span text:style-name="T20">startgame — переход к первому Началу хода, вызывается первым или последним царем. Принимает ID игры и игрока.</text:span></text:p>
      <text:p text:style-name="P15">/<text:span text:style-name="T19">sendcards — отправка карт на царский суд, вызывается игроком. Принимает ID игры, игрока и карт</text:span></text:p>
      <text:p text:style-name="P15">/<text:span text:style-name="T20">choosewinner — переход к Ожиданию следующего раунда выбор победителя, вызывается царем. Принимает ID игры, царя и победителя</text:span></text:p>
      <text:p text:style-name="P46">Переход к Царскому Суду также по таймауту. </text:p>
      <text:h text:style-name="Heading_20_2" text:outline-level="2">Объекты</text:h>
      <text:h text:style-name="Heading_20_3" text:outline-level="3">Game</text:h>
      <text:p text:style-name="P16">Объект данных, состояние игры</text:p>
      <text:p text:style-name="P16">id — id игры</text:p>
      <text:p text:style-name="P16">state — этап игры</text:p>
      <text:p text:style-name="P16">blackdeck — перемешанная черная колода</text:p>
      <text:p text:style-name="P16">whitedeck — перемешанная белая колода</text:p>
      <text:p text:style-name="P16">players [] - состояния игроков</text:p>
      <text:p text:style-name="P16">czar — ссылка на царя (приватно)</text:p>
      <text:p text:style-name="P50">lastWinner — последний победитель</text:p>
      <text:h text:style-name="Heading_20_3" text:outline-level="3">Player</text:h>
      <text:p text:style-name="P16">Game — ссылка на игру</text:p>
      <text:p text:style-name="P16">id — id игрока</text:p>
      <text:p text:style-name="P16">name — имя</text:p>
      <text:p text:style-name="P16">whitecards — белые карты на руках</text:p>
      <text:p text:style-name="P49">sentcards — отправленные на суд карты</text:p>
      <text:p text:style-name="P16">points — количество очков</text:p>
      <text:p text:style-name="P16">IsCzar — геттер (если <text:span text:style-name="T23">игрок </text:span>равен game.czar, то тру)</text:p>
      <text:h text:style-name="Heading_20_3" text:outline-level="3">Icard</text:h>
      <text:p text:style-name="P17">Интерфейс карты</text:p>
      <text:p text:style-name="P17">id — id карты</text:p>
      <text:h text:style-name="Heading_20_3" text:outline-level="3"><text:soft-page-break/>BlackCard</text:h>
      <text:p text:style-name="P17">Text — текст с пропусками. Пусть будет <text:span text:style-name="T24">знак подчеркивания</text:span>, не важно</text:p>
      <text:p text:style-name="P18">cases[] - список падежей. По его размеру можно определять количество карт, которые надо сдать</text:p>
      <text:h text:style-name="Heading_20_3" text:outline-level="3">WhiteCard</text:h>
      <text:p text:style-name="P18">Hashmap&lt;case, string&gt; cases — ответ в разных падежах</text:p>
      <text:p text:style-name="P17">Один сервис. Можно даже один контроллер. Или один для изменения, другой для преобразования</text:p>
      <text:p text:style-name="P17"/>
      <text:p text:style-name="P17"/>
      <text:p text:style-name="P52">Features</text:p>
      <text:p text:style-name="P52">На монитор выводить номер хода и количество оставшихся карт в состояниях Начало раунда, Царский суд, Ожидание следующего раун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Обычный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Ubuntu" fo:font-family="Ubuntu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9:06:27.111039985</meta:creation-date>
    <dc:date>2018-02-10T19:18:22.852615028</dc:date>
    <meta:editing-duration>P1DT3H45M28S</meta:editing-duration>
    <meta:editing-cycles>8</meta:editing-cycles>
    <meta:generator>LibreOffice/5.1.6.2$Linux_X86_64 LibreOffice_project/10m0$Build-2</meta:generator>
    <meta:document-statistic meta:table-count="2" meta:image-count="0" meta:object-count="0" meta:page-count="7" meta:paragraph-count="228" meta:word-count="1172" meta:character-count="7557" meta:non-whitespace-character-count="6619"/>
  </office:meta>
</office:document-meta>
</file>